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2.178cm" table:align="left"/>
    </style:style>
    <style:style style:name="Tabela1.A" style:family="table-column">
      <style:table-column-properties style:column-width="0.247cm"/>
    </style:style>
    <style:style style:name="Tabela1.B" style:family="table-column">
      <style:table-column-properties style:column-width="11.931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8.897cm" table:align="left"/>
    </style:style>
    <style:style style:name="Tabela2.A" style:family="table-column">
      <style:table-column-properties style:column-width="0.247cm"/>
    </style:style>
    <style:style style:name="Tabela2.B" style:family="table-column">
      <style:table-column-properties style:column-width="8.65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2.432cm" table:align="left"/>
    </style:style>
    <style:style style:name="Tabela3.A" style:family="table-column">
      <style:table-column-properties style:column-width="0.247cm"/>
    </style:style>
    <style:style style:name="Tabela3.B" style:family="table-column">
      <style:table-column-properties style:column-width="12.185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0.696cm" table:align="left"/>
    </style:style>
    <style:style style:name="Tabela4.A" style:family="table-column">
      <style:table-column-properties style:column-width="0.247cm"/>
    </style:style>
    <style:style style:name="Tabela4.B" style:family="table-column">
      <style:table-column-properties style:column-width="10.449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6.452cm" table:align="left"/>
    </style:style>
    <style:style style:name="Tabela5.A" style:family="table-column">
      <style:table-column-properties style:column-width="0.247cm"/>
    </style:style>
    <style:style style:name="Tabela5.B" style:family="table-column">
      <style:table-column-properties style:column-width="6.205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0.247cm"/>
    </style:style>
    <style:style style:name="Tabela6.B" style:family="table-column">
      <style:table-column-properties style:column-width="16.753cm"/>
    </style:style>
    <style:style style:name="Tabela6.A1" style:family="table-cell">
      <style:table-cell-properties style:vertical-align="middle"/>
    </style:style>
    <style:style style:name="Tabela7" style:family="table">
      <style:table-properties style:width="8.336cm" table:align="left"/>
    </style:style>
    <style:style style:name="Tabela7.A" style:family="table-column">
      <style:table-column-properties style:column-width="0.247cm"/>
    </style:style>
    <style:style style:name="Tabela7.B" style:family="table-column">
      <style:table-column-properties style:column-width="8.089cm"/>
    </style:style>
    <style:style style:name="Tabela7.A1" style:family="table-cell">
      <style:table-cell-properties style:vertical-align="middle"/>
    </style:style>
    <style:style style:name="Tabela8" style:family="table">
      <style:table-properties style:width="11.596cm" table:align="left"/>
    </style:style>
    <style:style style:name="Tabela8.A" style:family="table-column">
      <style:table-column-properties style:column-width="0.247cm"/>
    </style:style>
    <style:style style:name="Tabela8.B" style:family="table-column">
      <style:table-column-properties style:column-width="11.349cm"/>
    </style:style>
    <style:style style:name="Tabela8.A1" style:family="table-cell">
      <style:table-cell-properties style:vertical-align="middle"/>
    </style:style>
    <style:style style:name="Tabela9" style:family="table">
      <style:table-properties style:width="13.617cm" table:align="left"/>
    </style:style>
    <style:style style:name="Tabela9.A" style:family="table-column">
      <style:table-column-properties style:column-width="0.459cm"/>
    </style:style>
    <style:style style:name="Tabela9.B" style:family="table-column">
      <style:table-column-properties style:column-width="13.159cm"/>
    </style:style>
    <style:style style:name="Tabela9.A1" style:family="table-cell">
      <style:table-cell-properties style:vertical-align="middle"/>
    </style:style>
    <style:style style:name="Tabela10" style:family="table">
      <style:table-properties style:width="11.659cm" table:align="left"/>
    </style:style>
    <style:style style:name="Tabela10.A" style:family="table-column">
      <style:table-column-properties style:column-width="0.247cm"/>
    </style:style>
    <style:style style:name="Tabela10.B" style:family="table-column">
      <style:table-column-properties style:column-width="11.412cm"/>
    </style:style>
    <style:style style:name="Tabela10.A1" style:family="table-cell">
      <style:table-cell-properties style:vertical-align="middle"/>
    </style:style>
    <style:style style:name="Tabela11" style:family="table">
      <style:table-properties style:width="13.204cm" table:align="left"/>
    </style:style>
    <style:style style:name="Tabela11.A" style:family="table-column">
      <style:table-column-properties style:column-width="0.247cm"/>
    </style:style>
    <style:style style:name="Tabela11.B" style:family="table-column">
      <style:table-column-properties style:column-width="12.958cm"/>
    </style:style>
    <style:style style:name="Tabela11.A1" style:family="table-cell">
      <style:table-cell-properties style:vertical-align="middle"/>
    </style:style>
    <style:style style:name="Tabela12" style:family="table">
      <style:table-properties style:width="17cm" table:align="left"/>
    </style:style>
    <style:style style:name="Tabela12.A" style:family="table-column">
      <style:table-column-properties style:column-width="0.247cm"/>
    </style:style>
    <style:style style:name="Tabela12.B" style:family="table-column">
      <style:table-column-properties style:column-width="16.753cm"/>
    </style:style>
    <style:style style:name="Tabela12.A1" style:family="table-cell">
      <style:table-cell-properties style:vertical-align="middle"/>
    </style:style>
    <style:style style:name="Tabela13" style:family="table">
      <style:table-properties style:width="17cm" table:align="left"/>
    </style:style>
    <style:style style:name="Tabela13.A" style:family="table-column">
      <style:table-column-properties style:column-width="0.247cm"/>
    </style:style>
    <style:style style:name="Tabela13.B" style:family="table-column">
      <style:table-column-properties style:column-width="16.753cm"/>
    </style:style>
    <style:style style:name="Tabela13.A1" style:family="table-cell">
      <style:table-cell-properties style:vertical-align="middle"/>
    </style:style>
    <style:style style:name="Tabela14" style:family="table">
      <style:table-properties style:width="17cm" table:align="left"/>
    </style:style>
    <style:style style:name="Tabela14.A" style:family="table-column">
      <style:table-column-properties style:column-width="0.459cm"/>
    </style:style>
    <style:style style:name="Tabela14.B" style:family="table-column">
      <style:table-column-properties style:column-width="16.542cm"/>
    </style:style>
    <style:style style:name="Tabela14.A1" style:family="table-cell">
      <style:table-cell-properties style:vertical-align="middle"/>
    </style:style>
    <style:style style:name="Tabela15" style:family="table">
      <style:table-properties style:width="17cm" table:align="left"/>
    </style:style>
    <style:style style:name="Tabela15.A" style:family="table-column">
      <style:table-column-properties style:column-width="0.247cm"/>
    </style:style>
    <style:style style:name="Tabela15.B" style:family="table-column">
      <style:table-column-properties style:column-width="16.753cm"/>
    </style:style>
    <style:style style:name="Tabela15.A1" style:family="table-cell">
      <style:table-cell-properties style:vertical-align="middl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pload de arquivos no laravel com Request</text:h>
      <text:p text:style-name="Text_20_body"><text:s/></text:p>
      <text:p text:style-name="Text_20_body">Compartilhe: </text:p>
      <text:p text:style-name="Text_20_body">Em uma aplicação é muito comum surgir a necessidade de fazer upload de arquivos, e neste tutorial vou ensinar como fazer uploads de arquivos no laravel utilizando os recursos da classe Request, não iremos abordar os recursos File Storage.</text:p>
      <text:p text:style-name="Text_20_body">Primeiro passo é entender as configurações de upload no arquivo /config/filesystems.php</text:p>
      <text:p text:style-name="Text_20_body">Neste arquivo a primeira configuração é “default” que define qual “disks” de configuração de uploads que a aplicação vai manter por default. Por default é local:</text:p>
      <text:section text:style-name="Sect1" text:name="highlighter_827248">
        <table:table table:name="Tabela1" table:style-name="Tabela1">
          <table:table-column table:style-name="Tabela1.A"/>
          <table:table-column table:style-name="Tabela1.B"/>
          <table:table-row table:style-name="TableLine94746305437280">
            <table:table-cell table:style-name="Tabela1.A1" office:value-type="string">
              <text:p text:style-name="Table_20_Contents">1</text:p>
            </table:table-cell>
            <table:table-cell table:style-name="Tabela1.A1" office:value-type="string">
              <text:p text:style-name="Table_20_Contents"><text:span text:style-name="Source_20_Text">'default'</text:span> <text:span text:style-name="Source_20_Text">=&gt; env('FILESYSTEM_DRIVER', 'local'),</text:span></text:p>
            </table:table-cell>
          </table:table-row>
        </table:table>
        <text:p text:style-name="Text_20_body"/>
      </text:section>
      <text:p text:style-name="Text_20_body">Ao deixar os dados assim com o padrão de upload como “local” no array “disks” vai pegar as configurações do array “local”:</text:p>
      <text:section text:style-name="Sect1" text:name="highlighter_860548">
        <table:table table:name="Tabela2" table:style-name="Tabela2">
          <table:table-column table:style-name="Tabela2.A"/>
          <table:table-column table:style-name="Tabela2.B"/>
          <table:table-row table:style-name="TableLine94746307574336">
            <table:table-cell table:style-name="Tabela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ela2.A1" office:value-type="string">
              <text:p text:style-name="Table_20_Contents"><text:span text:style-name="Source_20_Text">'local'</text:span> <text:span text:style-name="Source_20_Text">=&gt; [</text:span></text:p>
              <text:p text:style-name="Table_20_Contents"><text:span text:style-name="Source_20_Text">    'driver'</text:span> <text:span text:style-name="Source_20_Text">=&gt; 'local',</text:span></text:p>
              <text:p text:style-name="Table_20_Contents"><text:span text:style-name="Source_20_Text">    'root'</text:span> <text:span text:style-name="Source_20_Text">=&gt; storage_path('app'),</text:span></text:p>
              <text:p text:style-name="Table_20_Contents"><text:span text:style-name="Source_20_Text">],</text:span></text:p>
            </table:table-cell>
          </table:table-row>
        </table:table>
        <text:p text:style-name="Text_20_body"/>
      </text:section>
      <text:p text:style-name="Text_20_body"><text:span text:style-name="Strong_20_Emphasis">drive:</text:span> Como será feito o upload, se deixar “local” os arquivos ficaram armazenados na própria aplicação, também é possível configurar transferência automática via FTP ou até mesmo enviar para a Amazon com s3. Os valores suportados são: “local”, “ftp”, “s3” e “rackspace”.</text:p>
      <text:p text:style-name="Text_20_body"><text:span text:style-name="Strong_20_Emphasis">root:</text:span> É o diretório onde ficará armazenado os arquivos no momento que fizer upload. O helper storage_path() aponta para o diretório storage/, e como está assim storage_path(‘app’) define que o diretório de upload será para storage/app/</text:p>
      <text:p text:style-name="Text_20_body">Quando for fazer o upload de algum arquivo restrito, ou até mesmo que vai disponibilizar o download através de response ou exibir apenas o item, pode deixar essa configuração. Porém se for fazer upload de imagens/arquivos que precisarão ser exibidos posteriormente em uma view por exemplo, precisa utilizar as configurações de “public”, então no “default” configure como “public” veja:</text:p>
      <text:section text:style-name="Sect1" text:name="highlighter_446163">
        <table:table table:name="Tabela3" table:style-name="Tabela3">
          <table:table-column table:style-name="Tabela3.A"/>
          <table:table-column table:style-name="Tabela3.B"/>
          <table:table-row table:style-name="TableLine94746305842784">
            <table:table-cell table:style-name="Tabela3.A1" office:value-type="string">
              <text:p text:style-name="Table_20_Contents">1</text:p>
            </table:table-cell>
            <table:table-cell table:style-name="Tabela3.A1" office:value-type="string">
              <text:p text:style-name="Table_20_Contents"><text:span text:style-name="Source_20_Text">'default'</text:span> <text:span text:style-name="Source_20_Text">=&gt; env('FILESYSTEM_DRIVER', 'public'),</text:span></text:p>
            </table:table-cell>
          </table:table-row>
        </table:table>
        <text:p text:style-name="Text_20_body"/>
      </text:section>
      <text:p text:style-name="Text_20_body">Ao fazer isso vai utilizar essas configurações de “disks”:</text:p>
      <text:section text:style-name="Sect1" text:name="highlighter_854534">
        <table:table table:name="Tabela4" table:style-name="Tabela4">
          <table:table-column table:style-name="Tabela4.A"/>
          <table:table-column table:style-name="Tabela4.B"/>
          <table:table-row table:style-name="TableLine94746308558368">
            <table:table-cell table:style-name="Tabela4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</table:table-cell>
            <table:table-cell table:style-name="Tabela4.A1" office:value-type="string">
              <text:p text:style-name="Table_20_Contents"><text:span text:style-name="Source_20_Text">'public'</text:span> <text:span text:style-name="Source_20_Text">=&gt; [</text:span></text:p>
              <text:p text:style-name="Table_20_Contents"><text:span text:style-name="Source_20_Text">    'driver'</text:span> <text:span text:style-name="Source_20_Text">=&gt; 'local',</text:span></text:p>
              <text:p text:style-name="Table_20_Contents"><text:span text:style-name="Source_20_Text">    'root'</text:span> <text:span text:style-name="Source_20_Text">=&gt; storage_path('app/public'),</text:span></text:p>
              <text:p text:style-name="Table_20_Contents"><text:span text:style-name="Source_20_Text">    'url'</text:span> <text:span text:style-name="Source_20_Text">=&gt; env('APP_URL').'/storage',</text:span></text:p>
              <text:p text:style-name="Table_20_Contents"><text:span text:style-name="Source_20_Text">    'visibility'</text:span> <text:span text:style-name="Source_20_Text">=&gt; 'public',</text:span></text:p>
              <text:p text:style-name="Table_20_Contents"><text:span text:style-name="Source_20_Text">],</text:span></text:p>
            </table:table-cell>
          </table:table-row>
        </table:table>
        <text:p text:style-name="Text_20_body"/>
      </text:section>
      <text:p text:style-name="Text_20_body"><text:soft-page-break/>Com essas configurações os uploads ficaram em storage/app/public</text:p>
      <text:p text:style-name="Text_20_body"><text:span text:style-name="Strong_20_Emphasis">Qual a vantagem?</text:span><text:line-break/>Se for exibir as imagens em uma listagem na view vai ser mais simples de exibir.<text:line-break/>Não é possível exibir uma imagem que está em storage/ em uma listagem na view, só é possível exibir itens na view que estão em /public (que são o conteúdo publico de uma aplicação web (imagens, fontes, css, js)).</text:p>
      <text:p text:style-name="Text_20_body"><text:span text:style-name="Strong_20_Emphasis">Como resolver?</text:span><text:line-break/>É possível através do próprio artisan criar um link simbólico de storage/app/public para dentro public/storage rode este comando:</text:p>
      <text:section text:style-name="Sect1" text:name="highlighter_945551">
        <table:table table:name="Tabela5" table:style-name="Tabela5">
          <table:table-column table:style-name="Tabela5.A"/>
          <table:table-column table:style-name="Tabela5.B"/>
          <table:table-row table:style-name="TableLine94746344222016">
            <table:table-cell table:style-name="Tabela5.A1" office:value-type="string">
              <text:p text:style-name="Table_20_Contents">1</text:p>
            </table:table-cell>
            <table:table-cell table:style-name="Tabela5.A1" office:value-type="string">
              <text:p text:style-name="Table_20_Contents"><text:span text:style-name="Source_20_Text">php artisan storage:link</text:span></text:p>
            </table:table-cell>
          </table:table-row>
        </table:table>
        <text:p text:style-name="Text_20_body"/>
      </text:section>
      <text:p text:style-name="Text_20_body">Esse comando cria um link simbólico em public/storage que aponta para storage/app/public, ou seja, agora todos os arquivos disponíveis neste diretório estarão disponível publicamente na aplicação e agora será possível acessa-los facilmente.</text:p>
      <text:p text:style-name="Text_20_body"> </text:p>
      <text:p text:style-name="Text_20_body"><text:span text:style-name="Strong_20_Emphasis">NOTA.</text:span> Antes de tentar fazer o upload é importante que o formulário que será utilizado para o envio dos arquivos (upload) contenha o atributo enctype=”multipart/form-data”, exemplo:</text:p>
      <text:section text:style-name="Sect1" text:name="highlighter_684267">
        <table:table table:name="Tabela6" table:style-name="Tabela6">
          <table:table-column table:style-name="Tabela6.A"/>
          <table:table-column table:style-name="Tabela6.B"/>
          <table:table-row table:style-name="TableLine94746307233792">
            <table:table-cell table:style-name="Tabela6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ela6.A1" office:value-type="string">
              <text:p text:style-name="Table_20_Contents"><text:span text:style-name="Source_20_Text">&lt;form action="url-aqui"</text:span> <text:span text:style-name="Source_20_Text">method="post"</text:span> <text:span text:style-name="Source_20_Text">enctype="multipart/form-data"&gt;</text:span></text:p>
              <text:p text:style-name="Table_20_Contents"><text:span text:style-name="Source_20_Text">    &lt;input type="file"</text:span> <text:span text:style-name="Source_20_Text">name="image"&gt;</text:span></text:p>
              <text:p text:style-name="Table_20_Contents"><text:span text:style-name="Source_20_Text">    ...</text:span></text:p>
              <text:p text:style-name="Table_20_Contents"><text:span text:style-name="Source_20_Text">&lt;/form&gt;</text:span></text:p>
            </table:table-cell>
          </table:table-row>
        </table:table>
        <text:p text:style-name="Text_20_body"/>
      </text:section>
      <text:p text:style-name="Text_20_body"> <text:line-break/> <text:line-break/> </text:p>
      <text:h text:style-name="Heading_20_2" text:outline-level="2"><text:span text:style-name="Strong_20_Emphasis">Recuperar o arquivo de upload:</text:span></text:h>
      <text:p text:style-name="Text_20_body">Neste exemplo nosso campo de imagem tem o nome “image”, e para recuperar pode utilizar estas ducas formas:</text:p>
      <text:section text:style-name="Sect1" text:name="highlighter_150244">
        <table:table table:name="Tabela7" table:style-name="Tabela7">
          <table:table-column table:style-name="Tabela7.A"/>
          <table:table-column table:style-name="Tabela7.B"/>
          <table:table-row table:style-name="TableLine94746307493632">
            <table:table-cell table:style-name="Tabela7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ela7.A1" office:value-type="string">
              <text:p text:style-name="Table_20_Contents"><text:span text:style-name="Source_20_Text">$file</text:span> <text:span text:style-name="Source_20_Text">= $request-&gt;file('image');</text:span></text:p>
              <text:p text:style-name="Table_20_Contents"><text:span text:style-name="Source_20_Text">// ou</text:span></text:p>
              <text:p text:style-name="Table_20_Contents"><text:span text:style-name="Source_20_Text">$file</text:span> <text:span text:style-name="Source_20_Text">= $request-&gt;image;</text:span></text:p>
            </table:table-cell>
          </table:table-row>
        </table:table>
        <text:p text:style-name="Text_20_body"/>
      </text:section>
      <text:p text:style-name="Text_20_body"><text:span text:style-name="Strong_20_Emphasis">Verificações:</text:span><text:line-break/>É importante antes de fazer o upload verificar se informou o arquivo e se é um arquivo válido:</text:p>
      <text:section text:style-name="Sect1" text:name="highlighter_801683">
        <table:table table:name="Tabela8" table:style-name="Tabela8">
          <table:table-column table:style-name="Tabela8.A"/>
          <table:table-column table:style-name="Tabela8.B"/>
          <table:table-row table:style-name="TableLine94746306714896">
            <table:table-cell table:style-name="Tabela8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</table:table-cell>
            <table:table-cell table:style-name="Tabela8.A1" office:value-type="string">
              <text:p text:style-name="Table_20_Contents"><text:span text:style-name="Source_20_Text">// Se informou o arquivo, retorna um boolean</text:span></text:p>
              <text:p text:style-name="Table_20_Contents"><text:span text:style-name="Source_20_Text">$file</text:span> <text:span text:style-name="Source_20_Text">= $request-&gt;hasFile('image')</text:span></text:p>
              <text:p text:style-name="Table_20_Contents"> </text:p>
              <text:p text:style-name="Table_20_Contents"><text:span text:style-name="Source_20_Text">// Se é válido, retorna um boolean</text:span></text:p>
              <text:p text:style-name="Table_20_Contents"><text:span text:style-name="Source_20_Text">$file</text:span> <text:span text:style-name="Source_20_Text">= $request-&gt;file('image')-&gt;isValid()</text:span></text:p>
            </table:table-cell>
          </table:table-row>
        </table:table>
        <text:p text:style-name="Text_20_body"><text:soft-page-break/></text:p>
      </text:section>
      <text:p text:style-name="Text_20_body"><text:span text:style-name="Strong_20_Emphasis">Recuperar algumas informações do arquivo:</text:span><text:line-break/>É possível recuperar diversas informações a respeito do arquivo antes de fazer o upload, veja algumas das opções:</text:p>
      <text:section text:style-name="Sect1" text:name="highlighter_452241">
        <table:table table:name="Tabela9" table:style-name="Tabela9">
          <table:table-column table:style-name="Tabela9.A"/>
          <table:table-column table:style-name="Tabela9.B"/>
          <table:table-row table:style-name="TableLine94746293383168">
            <table:table-cell table:style-name="Tabela9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</table:table-cell>
            <table:table-cell table:style-name="Tabela9.A1" office:value-type="string">
              <text:p text:style-name="Table_20_Contents"><text:span text:style-name="Source_20_Text">// Retorna mime type do arquivo (Exemplo image/png)</text:span></text:p>
              <text:p text:style-name="Table_20_Contents"><text:span text:style-name="Source_20_Text">$request-&gt;imagem-&gt;getMimeType()</text:span></text:p>
              <text:p text:style-name="Table_20_Contents"> </text:p>
              <text:p text:style-name="Table_20_Contents"><text:span text:style-name="Source_20_Text">// Retorna o nome original do arquivo</text:span></text:p>
              <text:p text:style-name="Table_20_Contents"><text:span text:style-name="Source_20_Text">$request-&gt;imagem-&gt;getClientOriginalName() </text:span></text:p>
              <text:p text:style-name="Table_20_Contents"> </text:p>
              <text:p text:style-name="Table_20_Contents"><text:span text:style-name="Source_20_Text">// Extensão do arquivo</text:span></text:p>
              <text:p text:style-name="Table_20_Contents"><text:span text:style-name="Source_20_Text">$request-&gt;imagem-&gt;getClientOriginalExtension()</text:span></text:p>
              <text:p text:style-name="Table_20_Contents"><text:span text:style-name="Source_20_Text">$request-&gt;imagem-&gt;extension()</text:span></text:p>
              <text:p text:style-name="Table_20_Contents"> </text:p>
              <text:p text:style-name="Table_20_Contents"><text:span text:style-name="Source_20_Text">// Tamanho do arquivo</text:span></text:p>
              <text:p text:style-name="Table_20_Contents"><text:span text:style-name="Source_20_Text">$request-&gt;imagem-&gt;getClientSize()</text:span></text:p>
            </table:table-cell>
          </table:table-row>
        </table:table>
        <text:p text:style-name="Text_20_body"/>
      </text:section>
      <text:p text:style-name="Text_20_body">Mais detalhes na <text:a xlink:type="simple" xlink:href="http://api.symfony.com/3.0/Symfony/Component/HttpFoundation/File/UploadedFile.html" office:target-frame-name="_blank" xlink:show="new" text:style-name="Internet_20_link" text:visited-style-name="Visited_20_Internet_20_Link">documentação oficial</text:a></text:p>
      <text:p text:style-name="Text_20_body"> </text:p>
      <text:p text:style-name="Text_20_body"><text:span text:style-name="Strong_20_Emphasis">Fazendo upload:</text:span><text:line-break/>É bem simples o upload de arquivos no laravel, basta fazer assim:</text:p>
      <text:section text:style-name="Sect1" text:name="highlighter_46517">
        <table:table table:name="Tabela10" table:style-name="Tabela10">
          <table:table-column table:style-name="Tabela10.A"/>
          <table:table-column table:style-name="Tabela10.B"/>
          <table:table-row table:style-name="TableLine94746303719584">
            <table:table-cell table:style-name="Tabela10.A1" office:value-type="string">
              <text:p text:style-name="Table_20_Contents">1</text:p>
            </table:table-cell>
            <table:table-cell table:style-name="Tabela10.A1" office:value-type="string">
              <text:p text:style-name="Table_20_Contents"><text:span text:style-name="Source_20_Text">$upload</text:span> <text:span text:style-name="Source_20_Text">= $request-&gt;image-&gt;store('products');</text:span></text:p>
            </table:table-cell>
          </table:table-row>
        </table:table>
        <text:p text:style-name="Text_20_body"/>
      </text:section>
      <text:p text:style-name="Text_20_body">O arquivo será salvo em storage/app/public/products/ com um nome aleatório</text:p>
      <text:p text:style-name="Text_20_body">É possível informar também o “driver” de upload no momento de salvar:</text:p>
      <text:section text:style-name="Sect1" text:name="highlighter_670152">
        <table:table table:name="Tabela11" table:style-name="Tabela11">
          <table:table-column table:style-name="Tabela11.A"/>
          <table:table-column table:style-name="Tabela11.B"/>
          <table:table-row table:style-name="TableLine94746304015824">
            <table:table-cell table:style-name="Tabela11.A1" office:value-type="string">
              <text:p text:style-name="Table_20_Contents">1</text:p>
            </table:table-cell>
            <table:table-cell table:style-name="Tabela11.A1" office:value-type="string">
              <text:p text:style-name="Table_20_Contents"><text:span text:style-name="Source_20_Text">$upload</text:span> <text:span text:style-name="Source_20_Text">= $request-&gt;image-&gt;store('products', 's3');</text:span></text:p>
            </table:table-cell>
          </table:table-row>
        </table:table>
        <text:p text:style-name="Text_20_body"/>
      </text:section>
      <text:p text:style-name="Text_20_body">Neste exemplo o upload vai pegar as configurações de “s3” e fazer o upload para a Amazon.</text:p>
      <text:p text:style-name="Text_20_body">Se quiser salvar o arquivo com um nome especial, é possível utilizar o método storeAs(), veja como:</text:p>
      <text:section text:style-name="Sect1" text:name="highlighter_847632">
        <table:table table:name="Tabela12" table:style-name="Tabela12">
          <table:table-column table:style-name="Tabela12.A"/>
          <table:table-column table:style-name="Tabela12.B"/>
          <table:table-row table:style-name="TableLine94746310648304">
            <table:table-cell table:style-name="Tabela12.A1" office:value-type="string">
              <text:p text:style-name="Table_20_Contents">1</text:p>
              <text:p text:style-name="Table_20_Contents">2</text:p>
            </table:table-cell>
            <table:table-cell table:style-name="Tabela12.A1" office:value-type="string">
              <text:p text:style-name="Table_20_Contents"><text:span text:style-name="Source_20_Text">$upload</text:span> <text:span text:style-name="Source_20_Text">= $request-&gt;image-&gt;storeAs('products', 'novonome.jpg');</text:span></text:p>
              <text:p text:style-name="Table_20_Contents"><text:span text:style-name="Source_20_Text">// Neste caso será salvo em storage/app/public/products/novonome.jpg</text:span></text:p>
            </table:table-cell>
          </table:table-row>
        </table:table>
        <text:p text:style-name="Text_20_body"/>
      </text:section>
      <text:p text:style-name="Text_20_body">Também é possível informar dinâmicamente qual é o driver de armazenamento, veja o exemplo:</text:p>
      <text:section text:style-name="Sect1" text:name="highlighter_242433">
        <table:table table:name="Tabela13" table:style-name="Tabela13">
          <table:table-column table:style-name="Tabela13.A"/>
          <table:table-column table:style-name="Tabela13.B"/>
          <table:table-row table:style-name="TableLine94746255992096">
            <table:table-cell table:style-name="Tabela13.A1" office:value-type="string">
              <text:p text:style-name="Table_20_Contents">1</text:p>
            </table:table-cell>
            <table:table-cell table:style-name="Tabela13.A1" office:value-type="string">
              <text:p text:style-name="Table_20_Contents"><text:span text:style-name="Source_20_Text">$upload</text:span> <text:span text:style-name="Source_20_Text">= $request-&gt;image-&gt;storeAs('products', 'novonome.jpg', 's3');</text:span></text:p>
            </table:table-cell>
          </table:table-row>
        </table:table>
        <text:p text:style-name="Text_20_body"/>
      </text:section>
      <text:p text:style-name="Text_20_body"> <text:line-break/> <text:line-break/> </text:p>
      <text:h text:style-name="Heading_20_2" text:outline-level="2"><text:soft-page-break/><text:span text:style-name="Strong_20_Emphasis">Um exemplo real:</text:span></text:h>
      <text:p text:style-name="Text_20_body">Para finalizar vamos fazer um exemplo real, onde vamos fazer o upload do arquivo para storage/app/public/categories/ com nomes personalizados criados pela nossa própria aplicação, veja:</text:p>
      <text:section text:style-name="Sect1" text:name="highlighter_142215">
        <table:table table:name="Tabela14" table:style-name="Tabela14">
          <table:table-column table:style-name="Tabela14.A"/>
          <table:table-column table:style-name="Tabela14.B"/>
          <table:table-row table:style-name="TableLine94746307594768">
            <table:table-cell table:style-name="Tabela14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</table:table-cell>
            <table:table-cell table:style-name="Tabela14.A1" office:value-type="string">
              <text:p text:style-name="Table_20_Contents"><text:span text:style-name="Source_20_Text">/**</text:span></text:p>
              <text:p text:style-name="Table_20_Contents"><text:span text:style-name="Source_20_Text"> * Store a newly created resource in storage.</text:span></text:p>
              <text:p text:style-name="Table_20_Contents"><text:span text:style-name="Source_20_Text"> *</text:span></text:p>
              <text:p text:style-name="Table_20_Contents"><text:span text:style-name="Source_20_Text"> * @param  \Illuminate\Http\Request  $request</text:span></text:p>
              <text:p text:style-name="Table_20_Contents"><text:span text:style-name="Source_20_Text"> * @return \Illuminate\Http\Response</text:span></text:p>
              <text:p text:style-name="Table_20_Contents"><text:span text:style-name="Source_20_Text"> */</text:span></text:p>
              <text:p text:style-name="Table_20_Contents"><text:span text:style-name="Source_20_Text">public</text:span> <text:span text:style-name="Source_20_Text">function</text:span> <text:span text:style-name="Source_20_Text">store(Request $request)</text:span></text:p>
              <text:p text:style-name="Table_20_Contents"><text:span text:style-name="Source_20_Text">{</text:span></text:p>
              <text:p text:style-name="Table_20_Contents"><text:span text:style-name="Source_20_Text">    // Define o valor default para a variável que contém o nome da imagem </text:span></text:p>
              <text:p text:style-name="Table_20_Contents"><text:span text:style-name="Source_20_Text">    $nameFile</text:span> <text:span text:style-name="Source_20_Text">= null;</text:span></text:p>
              <text:p text:style-name="Table_20_Contents"> </text:p>
              <text:p text:style-name="Table_20_Contents"><text:span text:style-name="Source_20_Text">    // Verifica se informou o arquivo e se é válido</text:span></text:p>
              <text:p text:style-name="Table_20_Contents"><text:span text:style-name="Source_20_Text">    if</text:span> <text:span text:style-name="Source_20_Text">($request-&gt;hasFile('image') &amp;&amp; $request-&gt;file('image')-&gt;isValid()) {</text:span></text:p>
              <text:p text:style-name="Table_20_Contents"><text:span text:style-name="Source_20_Text">        </text:span> </text:p>
              <text:p text:style-name="Table_20_Contents"><text:span text:style-name="Source_20_Text">        // Define um aleatório para o arquivo baseado no timestamps atual</text:span></text:p>
              <text:p text:style-name="Table_20_Contents"><text:span text:style-name="Source_20_Text">        $name</text:span> <text:span text:style-name="Source_20_Text">= uniqid(date('HisYmd'));</text:span></text:p>
              <text:p text:style-name="Table_20_Contents"> </text:p>
              <text:p text:style-name="Table_20_Contents"><text:span text:style-name="Source_20_Text">        // Recupera a extensão do arquivo</text:span></text:p>
              <text:p text:style-name="Table_20_Contents"><text:span text:style-name="Source_20_Text">        $extension</text:span> <text:span text:style-name="Source_20_Text">= $request-&gt;image-&gt;extension();</text:span></text:p>
              <text:p text:style-name="Table_20_Contents"> </text:p>
              <text:p text:style-name="Table_20_Contents"><text:span text:style-name="Source_20_Text">        // Define finalmente o nome</text:span></text:p>
              <text:p text:style-name="Table_20_Contents"><text:span text:style-name="Source_20_Text">        $nameFile</text:span> <text:span text:style-name="Source_20_Text">= "{$name}.{$extension}";</text:span></text:p>
              <text:p text:style-name="Table_20_Contents"> </text:p>
              <text:p text:style-name="Table_20_Contents"><text:span text:style-name="Source_20_Text">        // Faz o upload:</text:span></text:p>
              <text:p text:style-name="Table_20_Contents"><text:span text:style-name="Source_20_Text">        $upload</text:span> <text:span text:style-name="Source_20_Text">= $request-&gt;image-&gt;storeAs('categories', $nameFile);</text:span></text:p>
              <text:p text:style-name="Table_20_Contents"><text:span text:style-name="Source_20_Text">        // Se tiver funcionado o arquivo foi armazenado em storage/app/public/categories/nomedinamicoarquivo.extensao</text:span></text:p>
              <text:p text:style-name="Table_20_Contents"> </text:p>
              <text:p text:style-name="Table_20_Contents"><text:span text:style-name="Source_20_Text">        // Verifica se NÃO deu certo o upload (Redireciona de volta)</text:span></text:p>
              <text:p text:style-name="Table_20_Contents"><text:span text:style-name="Source_20_Text">        if</text:span> <text:span text:style-name="Source_20_Text">( !$upload</text:span> <text:span text:style-name="Source_20_Text">)</text:span></text:p>
              <text:p text:style-name="Table_20_Contents"><text:span text:style-name="Source_20_Text">            return</text:span> <text:span text:style-name="Source_20_Text">redirect()</text:span></text:p>
              <text:p text:style-name="Table_20_Contents"><text:span text:style-name="Source_20_Text">                        -&gt;back()</text:span></text:p>
              <text:p text:style-name="Table_20_Contents"><text:span text:style-name="Source_20_Text">                        -&gt;with('error', 'Falha ao fazer upload')</text:span></text:p>
              <text:p text:style-name="Table_20_Contents"><text:span text:style-name="Source_20_Text">                        -&gt;withInput();</text:span></text:p>
              <text:p text:style-name="Table_20_Contents"> </text:p>
              <text:p text:style-name="Table_20_Contents"><text:span text:style-name="Source_20_Text">    }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 <text:line-break/> <text:line-break/> </text:p>
      <text:h text:style-name="Heading_20_2" text:outline-level="2"><text:soft-page-break/><text:span text:style-name="Strong_20_Emphasis">Como exibir?</text:span></text:h>
      <text:p text:style-name="Text_20_body">Como criamos um link simbólico de public/storage que aponta para storage/app/public é possível exibir facilmente na view o arquivo de imagem, veja um exemplo de uma listagem dinâmica de categorias:</text:p>
      <text:section text:style-name="Sect1" text:name="highlighter_789330">
        <table:table table:name="Tabela15" table:style-name="Tabela15">
          <table:table-column table:style-name="Tabela15.A"/>
          <table:table-column table:style-name="Tabela15.B"/>
          <table:table-row table:style-name="TableLine94746296254448">
            <table:table-cell table:style-name="Tabela15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</table:table-cell>
            <table:table-cell table:style-name="Tabela15.A1" office:value-type="string">
              <text:p text:style-name="Table_20_Contents"><text:span text:style-name="Source_20_Text">@foreach( $categories</text:span> <text:span text:style-name="Source_20_Text">as</text:span> <text:span text:style-name="Source_20_Text">$category</text:span> <text:span text:style-name="Source_20_Text">)</text:span></text:p>
              <text:p text:style-name="Table_20_Contents"><text:span text:style-name="Source_20_Text">    {{ $category-&gt;name }}</text:span></text:p>
              <text:p text:style-name="Table_20_Contents"> </text:p>
              <text:p text:style-name="Table_20_Contents"><text:span text:style-name="Source_20_Text">    &lt;img src="{{ url("categories/{$category-&gt;image}") }}"</text:span> <text:span text:style-name="Source_20_Text">alt="{{ $category-&gt;name }}"&gt;</text:span></text:p>
              <text:p text:style-name="Table_20_Contents"><text:span text:style-name="Source_20_Text">@endforeach</text:span></text:p>
            </table:table-cell>
          </table:table-row>
        </table:table>
        <text:p text:style-name="Text_20_body"/>
      </text:section>
      <text:p text:style-name="Text_20_body"> <text:line-break/> </text:p>
      <text:p text:style-name="Standard"><text:a xlink:type="simple" xlink:href="https://blog.especializati.com.br/upload-de-arquivos-no-laravel-com-request/" text:style-name="Internet_20_link" text:visited-style-name="Visited_20_Internet_20_Link">https://blog.especializati.com.br/upload-de-arquivos-no-laravel-com-request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08:22:06.185255571</meta:creation-date>
    <dc:date>2021-05-02T08:22:32.603947927</dc:date>
    <meta:editing-duration>PT27S</meta:editing-duration>
    <meta:editing-cycles>3</meta:editing-cycles>
    <meta:generator>LibreOffice/6.4.7.2$Linux_X86_64 LibreOffice_project/40$Build-2</meta:generator>
    <meta:document-statistic meta:table-count="15" meta:image-count="0" meta:object-count="0" meta:page-count="5" meta:paragraph-count="204" meta:word-count="966" meta:character-count="6710" meta:non-whitespace-character-count="5646"/>
  </office:meta>
</office:document-meta>
</file>